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g" svg:font-family="'Liberation Serig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aebb" officeooo:paragraph-rsid="0014aebb"/>
    </style:style>
    <style:style style:name="P2" style:family="paragraph" style:parent-style-name="Standard">
      <style:text-properties officeooo:paragraph-rsid="0014aebb"/>
    </style:style>
    <style:style style:name="T1" style:family="text">
      <style:text-properties officeooo:rsid="0014aebb"/>
    </style:style>
    <style:style style:name="T2" style:family="text">
      <style:text-properties style:font-name="Liberation Mono" officeooo:rsid="0014aebb"/>
    </style:style>
    <style:style style:name="T3" style:family="text">
      <style:text-properties style:use-window-font-color="true" loext:opacity="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4" style:family="text">
      <style:text-properties style:use-window-font-color="true" loext:opacity="0%" style:font-name="Liberation Serif" fo:font-size="12pt" fo:font-style="normal" fo:font-weight="normal" officeooo:rsid="0014aebb" style:font-size-asian="12pt" style:font-style-asian="normal" style:font-weight-asian="normal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programa que he realizado, es un programa simple que genera una liga entre 20 equipos de futbol y el cual guarda todos los datos en 2 .dat y los resultado de la liga se guardan en un xml, se genera automáticamente sin necesidad de interacción con el usuario.</text:p>
      <text:p text:style-name="P1"/>
      <text:p text:style-name="P1">El programa utiliza 2 clases: equipo y partido. Equipo consta de codigoEquipo y nombre del equipo. Partido consta de los 2 códigos de los equipos y los goles que puede meter cada equipo respectivamente.</text:p>
      <text:p text:style-name="P1"/>
      <text:p text:style-name="P2"><text:span text:style-name="T1">Lo primero que hace el programa es cargar todos los equipos en un array de clase Equipo.</text:span></text:p>
      <text:p text:style-name="P2"><text:span text:style-name="T1">En la clase EscribirEquipos guardamos en el fichero “nombres.dat” <text:s/>utilizando las clases ObjectOutputStream</text:span><text:span text:style-name="T2"> </text:span><text:span text:style-name="T4">y FileOutputStream.</text:span></text:p>
      <text:p text:style-name="P1"><text:span text:style-name="T3"/></text:p>
      <text:p text:style-name="P1"><text:span text:style-name="T3">Luego generamos la liga, utilizamos Ramdon para generar los goles y guardamos todos los resultados en un array de clase partido, después lo guardamos en el fichero “partidos.dat”.</text:span></text:p>
      <text:p text:style-name="P1"><text:span text:style-name="T3">En la función imprimir ganadores mostramos todos los equipos con sus puntos, goles a favor y goles en contra, y mostramos cual es el equipo que mas puntos ha obtenido.</text:span></text:p>
      <text:p text:style-name="P1"><text:span text:style-name="T3"/></text:p>
      <text:p text:style-name="P1"><text:span text:style-name="T3">Por ultimo generamos una estructura .xml en base al fichero “partidos.dat” que se llama “liga.xml”</text:span></text:p>
      <text:p text:style-name="P1"><text:span text:style-name="T3">utilizando la función EscribirResultadoXML utilizando la clase DocumentBuilderFactory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g" svg:font-family="'Liberation Serig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4T19:59:57.533000000</dc:date>
    <meta:editing-duration>PT31M17S</meta:editing-duration>
    <meta:editing-cycles>2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8" meta:word-count="196" meta:character-count="1207" meta:non-whitespace-character-count="1018"/>
  </office:meta>
</office:document-meta>
</file>